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5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Janle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Date1</text:p>
          </table:table-cell>
          <table:table-cell office:value-type="string" calcext:value-type="string">
            <text:p>Date2</text:p>
          </table:table-cell>
          <table:table-cell office:value-type="string" calcext:value-type="string">
            <text:p>Date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P1_7_B - How Many Ways?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Coder Beginner Contest 106 B – 10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Coder Beginner Contest 122 B – ATCoder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パ研杯2019 C – カラオケ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Coder Beginner Contest 095 C - Half and Half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三井住友信託銀行プログラミングコンテスト 2019 D - Lucky PIN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JOI 2007 本選 3 – 最古の遺跡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quare869120Contest #6 B - AtCoder Markets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JOI 2008 予選 4 – 星座探し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LDS_5_A – 総当たり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Coder Beginner Contest 128 C – Switches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tCoder Beginner Contest 002 D - 派閥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JOI 2008 予選 5 – おせんべい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quare869120Contest #4 B - Buildings are Colorful!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tCoder Beginner Contest 145 C - Average Length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tCoder Beginner Contest 150 C - Count Order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DS_13_A - 8 クイーン問題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DS_4_B – 二分探索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OI 2009 本選 2 – ピザ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tCoder Beginner Contest 077 C - Snuke Festival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tCoder Beginner Contest 023 D – 射撃王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tCoder Regular Contest 054 B – ムーアの法則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I 2008 本選 3 – ダーツ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4T23:02:16.440148702</dc:date>
    <meta:editing-duration>PT3M20S</meta:editing-duration>
    <meta:editing-cycles>6</meta:editing-cycles>
    <meta:generator>LibreOffice/7.3.4.2$Linux_X86_64 LibreOffice_project/30$Build-2</meta:generator>
    <meta:document-statistic meta:table-count="1" meta:cell-count="130" meta:object-count="0"/>
  </office:meta>
</office:document-meta>
</file>